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13EFAAFA56F3799.png" manifest:media-type="image/png"/>
  <manifest:file-entry manifest:full-path="Pictures/10000201000001A90000011AA27D66C9834F7BD4.png" manifest:media-type="image/png"/>
  <manifest:file-entry manifest:full-path="Pictures/1000020100000200000002005250A62566E42ABF.png" manifest:media-type="image/png"/>
  <manifest:file-entry manifest:full-path="Pictures/10000201000001A30000012CD9D5D5035069F17D.png" manifest:media-type="image/png"/>
  <manifest:file-entry manifest:full-path="Pictures/10000201000005000000032AAEB9B6F33D49EED6.png" manifest:media-type="image/png"/>
  <manifest:file-entry manifest:full-path="Pictures/100002010000012C000000F63455D966D8BF2FA1.png" manifest:media-type="image/png"/>
  <manifest:file-entry manifest:full-path="Pictures/10000201000001F40000012C63B4B7649BDA6C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035cm" svg:height="5.037cm" svg:x="2.1cm" svg:y="2.563cm">
          <draw:image xlink:href="Pictures/10000201000001A30000012CD9D5D5035069F17D.png" xlink:type="simple" xlink:show="embed" xlink:actuate="onLoad">
            <text:p/>
          </draw:image>
        </draw:frame>
        <draw:frame draw:style-name="gr1" draw:text-style-name="P1" draw:layer="layout" svg:width="8.893cm" svg:height="5.9cm" svg:x="3.6cm" svg:y="12.6cm">
          <draw:image xlink:href="Pictures/10000201000001A90000011AA27D66C9834F7BD4.png" xlink:type="simple" xlink:show="embed" xlink:actuate="onLoad">
            <text:p/>
          </draw:image>
        </draw:frame>
        <draw:frame draw:style-name="gr1" draw:text-style-name="P1" draw:layer="layout" svg:width="11.209cm" svg:height="7.093cm" svg:x="1.7cm" svg:y="4.5cm">
          <draw:image xlink:href="Pictures/10000201000005000000032AAEB9B6F33D49EED6.png" xlink:type="simple" xlink:show="embed" xlink:actuate="onLoad">
            <text:p/>
          </draw:image>
        </draw:frame>
        <draw:frame draw:style-name="gr1" draw:text-style-name="P1" draw:layer="layout" svg:width="7.937cm" svg:height="6.508cm" svg:x="2.1cm" svg:y="15.3cm">
          <draw:image xlink:href="Pictures/100002010000012C000000F63455D966D8BF2FA1.png" xlink:type="simple" xlink:show="embed" xlink:actuate="onLoad">
            <text:p/>
          </draw:image>
        </draw:frame>
        <draw:line draw:style-name="gr2" draw:text-style-name="P2" draw:layer="layout" svg:x1="1.3cm" svg:y1="11cm" svg:x2="18.1cm" svg:y2="10.9cm">
          <text:p/>
        </draw:line>
        <draw:frame draw:style-name="gr3" draw:text-style-name="P3" draw:layer="layout" svg:width="9.024cm" svg:height="11.627cm" svg:x="2.8cm" svg:y="1.127cm">
          <draw:text-box>
            <text:p>ws-pruebas.turismo.gob.ec</text:p>
            <text:p>192.168.20.50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siturin-pruebas.turismo.gob.ec</text:p>
            <text:p>10.10.10.120</text:p>
          </draw:text-box>
        </draw:frame>
        <draw:frame draw:style-name="gr3" draw:text-style-name="P3" draw:layer="layout" svg:width="7.758cm" svg:height="13.76cm" svg:x="12.194cm" svg:y="1.961cm">
          <draw:text-box>
            <text:p>8000 ws-auth</text:p>
            <text:p>8001 ws-base</text:p>
            <text:p>8002 ws-alojamiento</text:p>
            <text:p>8003 ws-financiero</text:p>
            <text:p/>
            <text:p>9001 ws-consultor</text:p>
            <text:p>9002 ws-exporter</text:p>
            <text:p/>
            <text:p/>
            <text:p/>
            <text:p/>
            <text:p/>
            <text:p/>
            <text:p/>
            <text:p/>
            <text:p/>
            <text:p>9000 ws-dinardap</text:p>
            <text:p>ws-interno.turismo.gob.ec</text:p>
            <text:p/>
          </draw:text-box>
        </draw:frame>
        <draw:frame draw:style-name="gr1" draw:text-style-name="P1" draw:layer="layout" svg:width="3.856cm" svg:height="3.856cm" svg:x="15.444cm" svg:y="9cm">
          <draw:image xlink:href="Pictures/1000020100000200000002005250A62566E42ABF.png" xlink:type="simple" xlink:show="embed" xlink:actuate="onLoad">
            <text:p/>
          </draw:image>
        </draw:frame>
        <draw:frame draw:style-name="gr1" draw:text-style-name="P1" draw:layer="layout" svg:width="7.828cm" svg:height="4.697cm" svg:x="0.6cm" svg:y="23.8cm">
          <draw:image xlink:href="Pictures/10000201000001F40000012C63B4B7649BDA6CA0.png" xlink:type="simple" xlink:show="embed" xlink:actuate="onLoad">
            <text:p/>
          </draw:image>
        </draw:frame>
        <draw:frame draw:style-name="gr1" draw:text-style-name="P1" draw:layer="layout" svg:width="3.9cm" svg:height="3.9cm" svg:x="15.9cm" svg:y="24.7cm">
          <draw:image xlink:href="Pictures/10000201000001F4000001F4413EFAAFA56F3799.png" xlink:type="simple" xlink:show="embed" xlink:actuate="onLoad">
            <text:p/>
          </draw:image>
        </draw:frame>
        <draw:frame draw:style-name="gr3" draw:text-style-name="P5" draw:layer="layout" svg:width="7.999cm" svg:height="1.673cm" svg:x="8.1cm" svg:y="26.727cm">
          <draw:text-box>
            <text:p text:style-name="P4">ENTORNO DE PRUEBAS</text:p>
            <text:p text:style-name="P4">14 Mayo 201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5:28:47.441409698</meta:creation-date>
    <dc:date>2019-05-14T15:39:11.519475326</dc:date>
    <meta:editing-duration>PT4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